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0181in" fo:margin-bottom="0.0043in" style:contextual-spacing="false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.0181in" fo:margin-bottom="0.0043in" style:contextual-spacing="false"/>
    </style:style>
    <style:style style:name="P6" style:family="paragraph" style:parent-style-name="Title">
      <style:paragraph-properties fo:margin-top="0.1272in" fo:margin-bottom="0.0437in" style:contextual-spacing="false"/>
    </style:style>
    <style:style style:name="P7" style:family="paragraph">
      <loext:graphic-properties draw:fill="solid" draw:fill-color="#eeeee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dcdcaa" loext:opacity="100%"/>
    </style:style>
    <style:style style:name="T4" style:family="text">
      <style:text-properties fo:color="#dcdcaa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fo:color="#6a9955" loext:opacity="100%"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d7ba7d" loext:opacity="100%" style:font-name="Consolas" fo:font-size="10.5pt" fo:font-weight="normal"/>
    </style:style>
    <style:style style:name="T15" style:family="text">
      <style:text-properties fo:color="#4ec9b0" loext:opacity="100%" style:font-name="Consolas" fo:font-size="10.5pt" fo:font-weight="normal"/>
    </style:style>
    <style:style style:name="T16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2.020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l No 7</text:p>
      <text:h text:style-name="P1" text:outline-level="3">Aim: CPU Scheduling Algorithm (Part 1)- FCFS and Non-Preemptive</text:h>
      <text:h text:style-name="P1" text:outline-level="3">Scheduling</text:h>
      <text:p text:style-name="P3">def fcfsScheduling(processes):</text:p>
      <text:p text:style-name="P3">    """</text:p>
      <text:p text:style-name="P3">    processes: list of tuples (pid, arrivalTime, burstTime)</text:p>
      <text:p text:style-name="P3">    """</text:p>
      <text:p text:style-name="P3">    # Sort by arrival time</text:p>
      <text:p text:style-name="P3">    processes.sort(key=lambda x: x[1])  </text:p>
      <text:p text:style-name="P3"/>
      <text:p text:style-name="P3">    startTime = []</text:p>
      <text:p text:style-name="P3">    completionTime = []</text:p>
      <text:p text:style-name="P3">    waitingTime = []</text:p>
      <text:p text:style-name="P3">    turnaroundTime = []</text:p>
      <text:p text:style-name="P3">    currentTime = 0</text:p>
      <text:p text:style-name="P3">    ganttChart = []</text:p>
      <text:p text:style-name="P3"/>
      <text:p text:style-name="P3">    for pid, arrival, burst in processes:</text:p>
      <text:p text:style-name="P3">        if currentTime &lt; arrival:</text:p>
      <text:p text:style-name="P3">            currentTime = arrival  # CPU idle until process arrives</text:p>
      <text:p text:style-name="P3"/>
      <text:p text:style-name="P3">        startTime.append(currentTime)</text:p>
      <text:p text:style-name="P3">        ganttChart.append((pid, currentTime, currentTime + burst))</text:p>
      <text:p text:style-name="P3">        currentTime += burst</text:p>
      <text:p text:style-name="P3">        completionTime.append(currentTime)</text:p>
      <text:p text:style-name="P3"/>
      <text:p text:style-name="P3">        tat = completionTime[-1] - arrival</text:p>
      <text:p text:style-name="P3">        wt = tat - burst</text:p>
      <text:p text:style-name="P3"/>
      <text:p text:style-name="P3">        turnaroundTime.append(tat)</text:p>
      <text:p text:style-name="P3">        waitingTime.append(wt)</text:p>
      <text:p text:style-name="P3"/>
      <text:p text:style-name="P3">    avgWt = sum(waitingTime) / len(processes)</text:p>
      <text:p text:style-name="P3">    avgTat = sum(turnaroundTime) / len(processes)</text:p>
      <text:p text:style-name="P3"/>
      <text:p text:style-name="P3">    # Print results</text:p>
      <text:p text:style-name="P3">    print("\n--- FCFS Scheduling ---")</text:p>
      <text:p text:style-name="P3">    print("PID\tAT\tBT\tST\tCT\tTAT\tWT")</text:p>
      <text:p text:style-name="P3">    for i, p in enumerate(processes):</text:p>
      <text:p text:style-name="P3">        print(f"{p[0]}\t{p[1]}\t{p[2]}\t{startTime[i]}\t{completionTime[i]}\t{turnaroundTime[i]}\t{waitingTime[i]}")</text:p>
      <text:p text:style-name="P3"/>
      <text:p text:style-name="P3">    print(f"\nAverage Waiting Time: {avgWt:.2f}")</text:p>
      <text:p text:style-name="P3">    print(f"Average Turnaround Time: {avgTat:.2f}")</text:p>
      <text:p text:style-name="P3"/>
      <text:p text:style-name="P3">    print("\nGantt Chart:")</text:p>
      <text:p text:style-name="P3">    for pid, start, end in ganttChart:</text:p>
      <text:p text:style-name="P3">        print(f"| P{pid} ({start}-{end}) ", end="")</text:p>
      <text:p text:style-name="P3">    print("|")</text:p>
      <text:p text:style-name="P3"/>
      <text:p text:style-name="P3"><text:soft-page-break/># Example usage</text:p>
      <text:p text:style-name="P3">processes = [</text:p>
      <text:p text:style-name="P3">    (1, 0, 5),</text:p>
      <text:p text:style-name="P3">    (2, 2, 3),</text:p>
      <text:p text:style-name="P3">    (3, 4, 1)</text:p>
      <text:p text:style-name="P3">]</text:p>
      <text:p text:style-name="P3"/>
      <text:p text:style-name="P3"><draw:frame text:anchor-type="paragraph" draw:z-index="0" draw:name="Text Frame 1" draw:style-name="gr1" draw:text-style-name="P7" svg:width="4.9898in" svg:height="2.0213in" svg:x="0.0457in" svg:y="0.1701in"><draw:text-box><text:p><text:span text:style-name="T16">--- FCFS Scheduling ---</text:span></text:p><text:p><text:span text:style-name="T16">PID <text:s text:c="4"/>AT <text:s text:c="5"/>BT <text:s text:c="5"/>ST <text:s text:c="5"/>CT <text:s text:c="5"/>TAT <text:s text:c="4"/>WT</text:span></text:p><text:p><text:span text:style-name="T16">1 <text:s text:c="6"/>0 <text:s text:c="6"/>5 <text:s text:c="6"/>0 <text:s text:c="6"/>5 <text:s text:c="6"/>5 <text:s text:c="6"/>0</text:span></text:p><text:p><text:span text:style-name="T16">2 <text:s text:c="6"/>2 <text:s text:c="6"/>3 <text:s text:c="6"/>5 <text:s text:c="6"/>8 <text:s text:c="6"/>6 <text:s text:c="6"/>3</text:span></text:p><text:p><text:span text:style-name="T16">3 <text:s text:c="6"/>4 <text:s text:c="6"/>1 <text:s text:c="6"/>8 <text:s text:c="6"/>9 <text:s text:c="6"/>5 <text:s text:c="6"/>4</text:span></text:p><text:p/><text:p><text:span text:style-name="T16">Average Waiting Time: 2.33</text:span></text:p><text:p><text:span text:style-name="T16">Average Turnaround Time: 5.33</text:span></text:p><text:p/><text:p><text:span text:style-name="T16">Gantt Chart:</text:span></text:p><text:p><text:span text:style-name="T16">| P1 (0-5) | P2 (5-8) | P3 (8-9) |</text:span></text:p></draw:text-box></draw:frame>fcfsScheduling(processes)</text:p>
      <text:p text:style-name="P3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7.2 Extend implementation to general non-preemptive scheduling.</text:p>
      <text:p text:style-name="P4">7.3 Analyze waiting time, turnaround time, and Gantt chart generation.</text:p>
      <text:p text:style-name="P3">def nonPreemptivePriority(processes):</text:p>
      <text:p text:style-name="P3">    """</text:p>
      <text:p text:style-name="P3">    processes: list of tuples (pid, arrivalTime, burstTime, priority)</text:p>
      <text:p text:style-name="P3">    Lower priority value means higher priority.</text:p>
      <text:p text:style-name="P3">    """</text:p>
      <text:p text:style-name="P3">    n = len(processes)</text:p>
      <text:p text:style-name="P3"/>
      <text:p text:style-name="P3">    # Sort by arrival time first, then priority</text:p>
      <text:p text:style-name="P3">    processes.sort(key=lambda x: (x[1], x[3]))</text:p>
      <text:p text:style-name="P3"/>
      <text:p text:style-name="P3">    completed = 0</text:p>
      <text:p text:style-name="P3">    currentTime = 0</text:p>
      <text:p text:style-name="P3">    startTime = {}</text:p>
      <text:p text:style-name="P3">    completionTime = {}</text:p>
      <text:p text:style-name="P3">    waitingTime = {}</text:p>
      <text:p text:style-name="P3">    turnaroundTime = {}</text:p>
      <text:p text:style-name="P3">    ganttChart = []</text:p>
      <text:p text:style-name="P3">    readyQueue = []</text:p>
      <text:p text:style-name="P3">    visited = [False] * n</text:p>
      <text:p text:style-name="P3"/>
      <text:p text:style-name="P3">    while completed &lt; n:</text:p>
      <text:p text:style-name="P3">        # Add processes that have arrived by current time</text:p>
      <text:p text:style-name="P3">        for i in range(n):</text:p>
      <text:p text:style-name="P3">            if processes[i][1] &lt;= currentTime and not visited[i]:</text:p>
      <text:p text:style-name="P3">                readyQueue.append(processes[i])</text:p>
      <text:p text:style-name="P3">                visited[i] = True</text:p>
      <text:p text:style-name="P3"/>
      <text:p text:style-name="P3">        if readyQueue:</text:p>
      <text:p text:style-name="P3">            # Pick highest priority (lowest number = highest priority)</text:p>
      <text:p text:style-name="P3">            readyQueue.sort(key=lambda x: x[3])  </text:p>
      <text:p text:style-name="P3">            pid, at, bt, pr = readyQueue.pop(0)</text:p>
      <text:p text:style-name="P3"><text:soft-page-break/></text:p>
      <text:p text:style-name="P3">            if currentTime &lt; at:</text:p>
      <text:p text:style-name="P3">                # CPU idle until process arrives</text:p>
      <text:p text:style-name="P3">                currentTime = at</text:p>
      <text:p text:style-name="P3"/>
      <text:p text:style-name="P3">            startTime[pid] = currentTime</text:p>
      <text:p text:style-name="P3">            ganttChart.append((pid, currentTime, currentTime + bt))</text:p>
      <text:p text:style-name="P3">            currentTime += bt</text:p>
      <text:p text:style-name="P3">            completionTime[pid] = currentTime</text:p>
      <text:p text:style-name="P3"/>
      <text:p text:style-name="P3">            turnaroundTime[pid] = completionTime[pid] - at</text:p>
      <text:p text:style-name="P3">            waitingTime[pid] = turnaroundTime[pid] - bt</text:p>
      <text:p text:style-name="P3">            completed += 1</text:p>
      <text:p text:style-name="P3">        else:</text:p>
      <text:p text:style-name="P3">            # No process ready → CPU idle</text:p>
      <text:p text:style-name="P3">            currentTime += 1</text:p>
      <text:p text:style-name="P3"/>
      <text:p text:style-name="P3">    avgWt = sum(waitingTime.values()) / n</text:p>
      <text:p text:style-name="P3">    avgTat = sum(turnaroundTime.values()) / n</text:p>
      <text:p text:style-name="P3"/>
      <text:p text:style-name="P3">    # Print Results</text:p>
      <text:p text:style-name="P3">    print("\n--- Non-Preemptive Priority Scheduling ---")</text:p>
      <text:p text:style-name="P3">    print("PID\tAT\tBT\tPriority\tST\tCT\tTAT\tWT")</text:p>
      <text:p text:style-name="P3">    for pid, at, bt, pr in processes:</text:p>
      <text:p text:style-name="P3">        print(f"{pid}\t{at}\t{bt}\t{pr}\t\t{startTime[pid]}\t{completionTime[pid]}\t{turnaroundTime[pid]}\t{waitingTime[pid]}")</text:p>
      <text:p text:style-name="P3"/>
      <text:p text:style-name="P3">    print(f"\nAverage Waiting Time: {avgWt:.2f}")</text:p>
      <text:p text:style-name="P3">    print(f"Average Turnaround Time: {avgTat:.2f}")</text:p>
      <text:p text:style-name="P3"/>
      <text:p text:style-name="P3">    print("\nGantt Chart:")</text:p>
      <text:p text:style-name="P3">    for pid, start, end in ganttChart:</text:p>
      <text:p text:style-name="P3">        print(f"| P{pid} ({start}-{end}) ", end="")</text:p>
      <text:p text:style-name="P3">    print("|")</text:p>
      <text:p text:style-name="P3"/>
      <text:p text:style-name="P3"># Example usage </text:p>
      <text:p text:style-name="P3">processesPriority = [</text:p>
      <text:p text:style-name="P3">    (1, 0, 5, 2),  # (PID, Arrival Time, Burst Time, Priority)</text:p>
      <text:p text:style-name="P3">    (2, 1, 3, 1),</text:p>
      <text:p text:style-name="P3">    (3, 2, 8, 3),</text:p>
      <text:p text:style-name="P3">    (4, 3, 6, 2)</text:p>
      <text:p text:style-name="P3">]</text:p>
      <text:p text:style-name="P3"/>
      <text:p text:style-name="P3">nonPreemptivePriority(processesPriority)</text:p>
      <text:p text:style-name="P2"><draw:frame text:anchor-type="paragraph" draw:z-index="1" draw:name="Text Frame 2" draw:style-name="gr1" draw:text-style-name="P7" svg:width="4.9898in" svg:height="2.1094in" svg:x="0.0457in" svg:y="0.0555in"><draw:text-box><text:p><text:span text:style-name="T16">--- Non-Preemptive Priority Scheduling ---</text:span></text:p><text:p><text:span text:style-name="T16">PID <text:s text:c="4"/>AT <text:s text:c="5"/>BT <text:s text:c="5"/>Priority <text:s text:c="7"/>ST <text:s text:c="5"/>CT <text:s text:c="5"/>TAT <text:s text:c="4"/>WT</text:span></text:p><text:p><text:span text:style-name="T16">1 <text:s text:c="6"/>0 <text:s text:c="6"/>5 <text:s text:c="6"/>2 <text:s text:c="14"/>0 <text:s text:c="6"/>5 <text:s text:c="6"/>5 <text:s text:c="6"/>0</text:span></text:p><text:p><text:span text:style-name="T16">2 <text:s text:c="6"/>1 <text:s text:c="6"/>3 <text:s text:c="6"/>1 <text:s text:c="14"/>5 <text:s text:c="6"/>8 <text:s text:c="6"/>7 <text:s text:c="6"/>4</text:span></text:p><text:p><text:span text:style-name="T16">3 <text:s text:c="6"/>2 <text:s text:c="6"/>8 <text:s text:c="6"/>3 <text:s text:c="14"/>14 <text:s text:c="5"/>22 <text:s text:c="5"/>20 <text:s text:c="5"/>12</text:span></text:p><text:p><text:span text:style-name="T16">4 <text:s text:c="6"/>3 <text:s text:c="6"/>6 <text:s text:c="6"/>2 <text:s text:c="14"/>8 <text:s text:c="6"/>14 <text:s text:c="5"/>11 <text:s text:c="5"/>5</text:span></text:p><text:p><text:span text:style-name="T16"/></text:p><text:p><text:span text:style-name="T16">Average Waiting Time: 5.25</text:span></text:p><text:p><text:span text:style-name="T16">Average Turnaround Time: 10.75</text:span></text:p><text:p><text:span text:style-name="T16"/></text:p><text:p><text:span text:style-name="T16">Gantt Chart:</text:span></text:p><text:p><text:span text:style-name="T16">| P1 (0-5) | P2 (5-8) | P4 (8-14) | P3 (14-22) |</text:span></text:p></draw:text-box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0:32:40.364000000</meta:creation-date>
    <dc:date>2025-09-20T20:40:41.641000000</dc:date>
    <meta:editing-duration>PT8M</meta:editing-duration>
    <meta:editing-cycles>2</meta:editing-cycles>
    <meta:generator>LibreOffice/24.2.5.2$Windows_X86_64 LibreOffice_project/bffef4ea93e59bebbeaf7f431bb02b1a39ee8a59</meta:generator>
    <meta:print-date>2025-09-20T20:39:26.767000000</meta:print-date>
    <meta:printed-by>PDF files</meta:printed-by>
    <meta:document-statistic meta:table-count="0" meta:image-count="0" meta:object-count="0" meta:page-count="3" meta:paragraph-count="109" meta:word-count="414" meta:character-count="3841" meta:non-whitespace-character-count="2919"/>
  </office:meta>
</office:document-meta>
</file>